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1.3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Free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string" calcext:value-type="string">
            <text:p>Responsabilidad(-)</text:p>
          </table:table-cell>
          <table:table-cell table:style-name="ce1" office:value-type="string" calcext:value-type="string">
            <text:p>Disciplina(-)</text:p>
          </table:table-cell>
          <table:table-cell table:style-name="ce1" office:value-type="string" calcext:value-type="string">
            <text:p>Interés(+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guel Aguiler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arleth Arteag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istian Canale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scar Ceballo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xander Escalon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rnanda Escalon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rnanda Fernández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arleth Flores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rnanda Fuentes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yan Gae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rnanda Gonzáles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rge Hernandez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vin Hurtad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gie Lizama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rolina Llanos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briel Muñoz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món Muñoz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alentina Neira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biana Orellan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illiams Ortega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colas Osses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llaray Ramirez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ais Salgad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vin Sepúlveda</text:p>
          </table:table-cell>
          <table:table-cell table:style-name="ce5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stanza Venegas</text:p>
          </table:table-cell>
          <table:table-cell table:style-name="ce5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orge Vera</text:p>
          </table:table-cell>
          <table:table-cell table:style-name="ce5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lizabeth Yévenes</text:p>
          </table:table-cell>
          <table:table-cell table:style-name="ce5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abiana Yévenes</text:p>
          </table:table-cell>
          <table:table-cell table:style-name="ce5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iel Ramirez</text:p>
          </table:table-cell>
          <table:table-cell table:style-name="ce5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duardo Lagos</text:p>
          </table:table-cell>
          <table:table-cell table:style-name="ce5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5"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5"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5" table:number-columns-repeated="3"/>
        </table:table-row>
        <table:table-row table:style-name="ro1" table:number-rows-repeated="6">
          <table:table-cell table:style-name="Default"/>
          <table:table-cell table:style-name="ce3"/>
          <table:table-cell table:style-name="Default" table:number-columns-repeated="3"/>
        </table:table-row>
        <table:table-row table:style-name="ro1">
          <table:table-cell table:style-name="Default"/>
          <table:table-cell table:style-name="ce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3:51:30.214105363</meta:creation-date>
    <dc:date>2016-04-12T00:00:28.665410927</dc:date>
    <meta:editing-duration>PT8M58S</meta:editing-duration>
    <meta:editing-cycles>3</meta:editing-cycles>
    <meta:generator>LibreOffice/5.0.3.2$Linux_X86_64 LibreOffice_project/00m0$Build-2</meta:generator>
    <meta:print-date>2016-04-11T23:58:57.061777664</meta:print-date>
    <meta:document-statistic meta:table-count="1" meta:cell-count="68" meta:object-count="0"/>
  </office:meta>
</office:document-meta>
</file>